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3f17" officeooo:paragraph-rsid="000a3f17"/>
    </style:style>
    <style:style style:name="P2" style:family="paragraph" style:parent-style-name="Standard">
      <style:paragraph-properties fo:text-align="center" style:justify-single-word="false"/>
      <style:text-properties officeooo:rsid="000bb7f9" officeooo:paragraph-rsid="000a3f17"/>
    </style:style>
    <style:style style:name="P3" style:family="paragraph" style:parent-style-name="Standard">
      <style:paragraph-properties fo:text-align="center" style:justify-single-word="false"/>
      <style:text-properties officeooo:rsid="000a3f17" officeooo:paragraph-rsid="000a3f17"/>
    </style:style>
    <style:style style:name="P4" style:family="paragraph" style:parent-style-name="Text_20_body">
      <style:text-properties officeooo:rsid="000bb7f9" officeooo:paragraph-rsid="000bb7f9"/>
    </style:style>
    <style:style style:name="P5" style:family="paragraph" style:parent-style-name="Text_20_body">
      <style:text-properties officeooo:rsid="000d71e4" officeooo:paragraph-rsid="000efc4a"/>
    </style:style>
    <style:style style:name="P6" style:family="paragraph" style:parent-style-name="Text_20_body">
      <style:text-properties officeooo:rsid="000d71e4" officeooo:paragraph-rsid="000f9ab0"/>
    </style:style>
    <style:style style:name="P7" style:family="paragraph" style:parent-style-name="Text_20_body">
      <style:text-properties officeooo:rsid="000d71e4" officeooo:paragraph-rsid="0017c6cd"/>
    </style:style>
    <style:style style:name="P8" style:family="paragraph" style:parent-style-name="Text_20_body">
      <style:text-properties officeooo:rsid="0011a383" officeooo:paragraph-rsid="0011a383"/>
    </style:style>
    <style:style style:name="P9" style:family="paragraph" style:parent-style-name="Text_20_body">
      <style:text-properties officeooo:rsid="001414b3" officeooo:paragraph-rsid="001414b3"/>
    </style:style>
    <style:style style:name="P10" style:family="paragraph" style:parent-style-name="Text_20_body">
      <style:text-properties officeooo:rsid="001af7a1" officeooo:paragraph-rsid="001af7a1"/>
    </style:style>
    <style:style style:name="P11" style:family="paragraph" style:parent-style-name="Text_20_body">
      <style:text-properties officeooo:rsid="00266278" officeooo:paragraph-rsid="00266278"/>
    </style:style>
    <style:style style:name="P12" style:family="paragraph" style:parent-style-name="Text_20_body">
      <style:text-properties officeooo:rsid="0027b62d" officeooo:paragraph-rsid="0027b62d"/>
    </style:style>
    <style:style style:name="P13" style:family="paragraph" style:parent-style-name="Text_20_body">
      <style:text-properties officeooo:rsid="00281f1c" officeooo:paragraph-rsid="00281f1c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e2302"/>
    </style:style>
    <style:style style:name="T2" style:family="text">
      <style:text-properties officeooo:rsid="000e7e71"/>
    </style:style>
    <style:style style:name="T3" style:family="text">
      <style:text-properties officeooo:rsid="00123ddd"/>
    </style:style>
    <style:style style:name="T4" style:family="text">
      <style:text-properties officeooo:rsid="0017074b"/>
    </style:style>
    <style:style style:name="T5" style:family="text">
      <style:text-properties officeooo:rsid="001a83dd"/>
    </style:style>
    <style:style style:name="T6" style:family="text">
      <style:text-properties officeooo:rsid="001b849b"/>
    </style:style>
    <style:style style:name="T7" style:family="text">
      <style:text-properties officeooo:rsid="001be5f2"/>
    </style:style>
    <style:style style:name="T8" style:family="text">
      <style:text-properties officeooo:rsid="001d7e43"/>
    </style:style>
    <style:style style:name="T9" style:family="text">
      <style:text-properties officeooo:rsid="001f63ac"/>
    </style:style>
    <style:style style:name="T10" style:family="text">
      <style:text-properties officeooo:rsid="0021b461"/>
    </style:style>
    <style:style style:name="T11" style:family="text">
      <style:text-properties officeooo:rsid="00238e9c"/>
    </style:style>
    <style:style style:name="T12" style:family="text">
      <style:text-properties officeooo:rsid="00255668"/>
    </style:style>
    <style:style style:name="T13" style:family="text">
      <style:text-properties officeooo:rsid="0028ad9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ght-Sky Documentation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14"><text:a xlink:type="simple" xlink:href="#__RefHeading__111_1931452401" text:style-name="Index_20_Link" text:visited-style-name="Index_20_Link">1.Defintion of Night-Sky<text:tab/>1</text:a></text:p>
          <text:p text:style-name="P14"><text:a xlink:type="simple" xlink:href="#__RefHeading__113_1931452401" text:style-name="Index_20_Link" text:visited-style-name="Index_20_Link">2. Structure of Night-Sky<text:tab/>2</text:a></text:p>
          <text:p text:style-name="P15"><text:a xlink:type="simple" xlink:href="#__RefHeading__115_1931452401" text:style-name="Index_20_Link" text:visited-style-name="Index_20_Link">2.1 General Structure<text:tab/>2</text:a></text:p>
          <text:p text:style-name="P15"><text:a xlink:type="simple" xlink:href="#__RefHeading__122_1931452401" text:style-name="Index_20_Link" text:visited-style-name="Index_20_Link">2.2 Structure of the Cronjobs<text:tab/>2</text:a></text:p>
          <text:p text:style-name="P16"><text:a xlink:type="simple" xlink:href="#__RefHeading__124_1931452401" text:style-name="Index_20_Link" text:visited-style-name="Index_20_Link">Night.php<text:tab/>2</text:a></text:p>
          <text:p text:style-name="P15"><text:a xlink:type="simple" xlink:href="#__RefHeading__117_1931452401" text:style-name="Index_20_Link" text:visited-style-name="Index_20_Link">2.3 Structure of the Pages<text:tab/>2</text:a></text:p>
          <text:p text:style-name="P15"><text:a xlink:type="simple" xlink:href="#__RefHeading__119_1931452401" text:style-name="Index_20_Link" text:visited-style-name="Index_20_Link">2.4 Structure of the Classes<text:tab/>2</text:a></text:p>
        </text:index-body>
      </text:table-of-content>
      <text:p text:style-name="P2"/>
      <text:p text:style-name="P2"/>
      <text:h text:style-name="Heading_20_1" text:outline-level="1"><text:bookmark-start text:name="__RefHeading__111_1931452401"/><text:alphabetical-index-mark-start text:id="IMark56810808"/><text:alphabetical-index-mark-start text:id="IMark56813304"/><text:alphabetical-index-mark-start text:id="IMark57700472" text:main-entry="true"/><text:span text:style-name="T5">1.</text:span>Defintion of Night-Sky<text:bookmark-end text:name="__RefHeading__111_1931452401"/><text:alphabetical-index-mark-end text:id="IMark57700472"/><text:alphabetical-index-mark-end text:id="IMark56813304"/><text:alphabetical-index-mark-end text:id="IMark56810808"/></text:h>
      <text:p text:style-name="Text_20_body"/>
      <text:p text:style-name="P4">Night-Sky is a Port Monitoring Software written in PHP 7.0+, using MySQL as Backend.</text:p>
      <text:p text:style-name="P5">You can add Checks, which <text:span text:style-name="T1">do</text:span> Check if a Port is reachable or not, usually these Checks get splitted up into multiple Slots and <text:span text:style-name="T4">Processes</text:span>. </text:p>
      <text:p text:style-name="P6"><text:span text:style-name="T2">Night-Sky does usually run 10 Seconds Port Checks which means we have basically 10 Slots available, if you add a Check, the Check gets random assigned to one of these Slots. From 1-9 (Slot 10 is reserved). </text:span></text:p>
      <text:p text:style-name="P7"><text:span text:style-name="T2">If we get more as 1 Check assigned to a Slot, Night-Sky does spawn a new Process for it, it allocates up to 5 Checks to this one Process called „Background Process“. </text:span></text:p>
      <text:p text:style-name="P6"><text:span text:style-name="T2">Because it runs in the Background independed from other running Tasks.</text:span></text:p>
      <text:p text:style-name="P8">So if one Check goes offline, only these Checks which are assigned to this Processes are delayed, not the rest of the Monitoring System. <text:span text:style-name="T3">We planned to kinda outsource these Checks to the 10th Slot, so we can collect these Checks which are offline and put them into a „Bucket“. So everything can continue running smoothly if a Check is offline.</text:span></text:p>
      <text:p text:style-name="P9">Basically you can add as much Checks as you want, they get splitted into Processes, as long your CPU and the MySQL Database is able to handle it.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><text:soft-page-break/></text:p>
      <text:h text:style-name="Heading_20_1" text:outline-level="1"><text:bookmark-start text:name="__RefHeading__113_1931452401"/><text:alphabetical-index-mark-start text:id="IMark57703640"/><text:alphabetical-index-mark-start text:id="IMark57699720"/><text:alphabetical-index-mark-start text:id="IMark57700936" text:main-entry="true"/><text:span text:style-name="T5">2. </text:span>Structure of Night-Sky<text:bookmark-end text:name="__RefHeading__113_1931452401"/><text:alphabetical-index-mark-end text:id="IMark57700936"/><text:alphabetical-index-mark-end text:id="IMark57699720"/><text:alphabetical-index-mark-end text:id="IMark57703640"/></text:h>
      <text:h text:style-name="Heading_20_2" text:outline-level="2"><text:bookmark-start text:name="__RefHeading__115_1931452401"/><text:span text:style-name="T5">2.1 </text:span>General Structure<text:bookmark-end text:name="__RefHeading__115_1931452401"/></text:h>
      <text:p text:style-name="P10">„<text:span text:style-name="T6">class“ Contains all kind of needed Classes for this Software, look at 2.4</text:span></text:p>
      <text:p text:style-name="P10">„<text:span text:style-name="T7">content“ Contains mostly the Pages/Tools and Remote files, look at 2.3</text:span></text:p>
      <text:p text:style-name="P10">„<text:span text:style-name="T8">cron“ Contains all needed Cronjob files, look at 2.2</text:span></text:p>
      <text:p text:style-name="P10">„<text:span text:style-name="T9">css“ Contains all of the needed Cascading Style Sheets (Bootstrap)</text:span></text:p>
      <text:p text:style-name="P10">„<text:span text:style-name="T10">fonts“ Contains all of the needed fonts, so you dont need to download them from elsewhere</text:span></text:p>
      <text:p text:style-name="P10">„<text:span text:style-name="T11">images“ Currently only contains the favicon</text:span></text:p>
      <text:p text:style-name="P10">„<text:span text:style-name="T12">js“ Contains the 2 Javascript files for jquery and bootstrap</text:span></text:p>
      <text:h text:style-name="Heading_20_2" text:outline-level="2"><text:bookmark-start text:name="__RefHeading__122_1931452401"/>2.2 Structure of the Cronjobs<text:bookmark-end text:name="__RefHeading__122_1931452401"/></text:h>
      <text:h text:style-name="Heading_20_3" text:outline-level="3"><text:bookmark-start text:name="__RefHeading__124_1931452401"/>Night.php<text:bookmark-end text:name="__RefHeading__124_1931452401"/></text:h>
      <text:p text:style-name="P11">Main Cronjob to run all the Checks, needs to be added to the Crontab to be run every 60 seconds</text:p>
      <text:h text:style-name="Heading_20_3" text:outline-level="3">Remote.php</text:h>
      <text:p text:style-name="P12">Cronjob to check if our Remote Servers which we are using to Confirm checks are reachable.</text:p>
      <text:p text:style-name="P12">Should also run every 60 seconds.</text:p>
      <text:h text:style-name="Heading_20_3" text:outline-level="3">Runner.php</text:h>
      <text:p text:style-name="P13">Should not be added to the Crontab since, its basically the File which gets called by Night.php to split up the Checks into multiple processes. <text:span text:style-name="T13">So for each 1 to 5 Checks, a Runner.php Process is started if needed.</text:span></text:p>
      <text:h text:style-name="Heading_20_2" text:outline-level="2"><text:bookmark-start text:name="__RefHeading__117_1931452401"/><text:span text:style-name="T5">2.3 </text:span>Structure of the Pages<text:bookmark-end text:name="__RefHeading__117_1931452401"/></text:h>
      <text:h text:style-name="Heading_20_2" text:outline-level="2"><text:bookmark-start text:name="__RefHeading__119_1931452401"/><text:span text:style-name="T5">2.4 </text:span>Structure of the Classes<text:bookmark-end text:name="__RefHeading__119_193145240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1:07:57.159473709</meta:creation-date>
    <dc:date>2017-02-21T22:06:38.174961186</dc:date>
    <meta:editing-duration>PT40M19S</meta:editing-duration>
    <meta:editing-cycles>35</meta:editing-cycles>
    <meta:generator>LibreOffice/4.3.3.2$Linux_X86_64 LibreOffice_project/430m0$Build-2</meta:generator>
    <meta:document-statistic meta:table-count="0" meta:image-count="0" meta:object-count="0" meta:page-count="2" meta:paragraph-count="36" meta:word-count="428" meta:character-count="2429" meta:non-whitespace-character-count="2034"/>
  </office:meta>
</office:document-meta>
</file>